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🔍 <text:span text:style-name="Strong_20_Emphasis">Fluxo Técnico Detalhado: Login → Validação → Logout</text:span></text:h>
      <text:p text:style-name="Text_20_body">Vou detalhar o fluxo completo da autenticação na sua aplicação desde o <text:span text:style-name="Strong_20_Emphasis">login</text:span> até o <text:span text:style-name="Strong_20_Emphasis">logout</text:span>, destacando:</text:p>
      <text:p text:style-name="Text_20_body">✅ O que acontece em cada arquivo.<text:line-break/>✅ Como as responsabilidades estão distribuídas.<text:line-break/>✅ Como os ajustes recentes impactaram o comportamento.</text:p>
      <text:p text:style-name="Horizontal_20_Line"/>
      <text:h text:style-name="Heading_20_2" text:outline-level="2">🗂️ <text:span text:style-name="Strong_20_Emphasis">Visão Geral da Arquitetura da Autenticação</text:span></text:h>
      <text:p text:style-name="Text_20_body">A autenticação é baseada em <text:span text:style-name="Strong_20_Emphasis">JWT (JSON Web Token)</text:span> armazenado em <text:span text:style-name="Strong_20_Emphasis">cookies HTTP-only</text:span>, oferecendo segurança e controle eficaz.</text:p>
      <text:h text:style-name="Heading_20_3" text:outline-level="3">🔄 <text:span text:style-name="Strong_20_Emphasis">Fluxo Completo de Autenticação</text:span></text:h>
      <text:list text:style-name="L1">
        <text:list-item>
          <text:p text:style-name="P1"><text:span text:style-name="Strong_20_Emphasis">Login</text:span> (<text:span text:style-name="Source_20_Text">app/api/auth/route.ts</text:span>) </text:p>
        </text:list-item>
        <text:list-item>
          <text:p text:style-name="P1"><text:span text:style-name="Strong_20_Emphasis">Middleware de Proteção de Rotas</text:span> (<text:span text:style-name="Source_20_Text">src/middleware.ts</text:span>) </text:p>
        </text:list-item>
        <text:list-item>
          <text:p text:style-name="P1"><text:span text:style-name="Strong_20_Emphasis">Validação de Token</text:span> (<text:span text:style-name="Source_20_Text">app/api/auth/validate/route.ts</text:span>) </text:p>
        </text:list-item>
        <text:list-item>
          <text:p text:style-name="P1"><text:span text:style-name="Strong_20_Emphasis">Verificação do Usuário Logado</text:span> (<text:span text:style-name="Source_20_Text">app/api/auth/me.ts</text:span>) </text:p>
        </text:list-item>
        <text:list-item>
          <text:p text:style-name="P1"><text:span text:style-name="Strong_20_Emphasis">Gerenciamento de Estado no Frontend</text:span> (<text:span text:style-name="Source_20_Text">src/hooks/useUser.ts</text:span>) </text:p>
        </text:list-item>
        <text:list-item>
          <text:p text:style-name="P2"><text:span text:style-name="Strong_20_Emphasis">Logout</text:span> (<text:span text:style-name="Source_20_Text">app/api/auth/logout/route.ts</text:span>) </text:p>
        </text:list-item>
      </text:list>
      <text:p text:style-name="Horizontal_20_Line"/>
      <text:h text:style-name="Heading_20_2" text:outline-level="2">🔐 <text:span text:style-name="Strong_20_Emphasis">1. Fluxo de Login - </text:span><text:span text:style-name="Strong_20_Emphasis"><text:span text:style-name="Source_20_Text">app/api/auth/route.ts</text:span></text:span></text:h>
      <text:h text:style-name="Heading_20_3" text:outline-level="3">📋 <text:span text:style-name="Strong_20_Emphasis">Etapas Técnicas</text:span></text:h>
      <text:list text:style-name="L2">
        <text:list-item>
          <text:p text:style-name="P3"><text:span text:style-name="Strong_20_Emphasis">Recebimento dos dados de login:</text:span></text:p>
          <text:list>
            <text:list-item>
              <text:p text:style-name="P4">Recebe <text:span text:style-name="Source_20_Text">username</text:span> e <text:span text:style-name="Source_20_Text">password</text:span> via <text:span text:style-name="Source_20_Text">req.json()</text:span>. </text:p>
            </text:list-item>
            <text:list-item>
              <text:p text:style-name="P4">Valida se ambos foram fornecidos. </text:p>
            </text:list-item>
          </text:list>
        </text:list-item>
        <text:list-item>
          <text:p text:style-name="P3"><text:span text:style-name="Strong_20_Emphasis">Busca do usuário no banco de dados:</text:span></text:p>
          <text:list>
            <text:list-item>
              <text:p text:style-name="P4">Utiliza o Prisma para buscar o usuário pelo <text:span text:style-name="Source_20_Text">username</text:span>. </text:p>
            </text:list-item>
          </text:list>
        </text:list-item>
        <text:list-item>
          <text:p text:style-name="P3"><text:span text:style-name="Strong_20_Emphasis">Verificação da senha:</text:span></text:p>
          <text:list>
            <text:list-item>
              <text:p text:style-name="P4">Utiliza <text:span text:style-name="Source_20_Text">bcrypt</text:span> para comparar a senha fornecida com a senha armazenada (hash no banco). </text:p>
            </text:list-item>
          </text:list>
        </text:list-item>
        <text:list-item>
          <text:p text:style-name="P3"><text:span text:style-name="Strong_20_Emphasis">Geração do JWT:</text:span></text:p>
          <text:list>
            <text:list-item>
              <text:p text:style-name="P4">Cria um token JWT contendo: </text:p>
            </text:list-item>
            <text:list-item>
              <text:p text:style-name="P4"><text:span text:style-name="Source_20_Text">userUuid</text:span>, <text:span text:style-name="Source_20_Text">username</text:span> e <text:span text:style-name="Source_20_Text">companyUuid</text:span>. </text:p>
            </text:list-item>
          </text:list>
        </text:list-item>
        <text:list-item>
          <text:p text:style-name="P3"><text:span text:style-name="Strong_20_Emphasis">Definição do cookie:</text:span></text:p>
          <text:list>
            <text:list-item>
              <text:p text:style-name="P4">O token JWT é armazenado como <text:span text:style-name="Strong_20_Emphasis">cookie HTTP-only</text:span>, garantindo que não pode ser acessado via JavaScript no navegador. </text:p>
            </text:list-item>
          </text:list>
        </text:list-item>
        <text:list-item>
          <text:p text:style-name="P3"><text:span text:style-name="Strong_20_Emphasis">Retorno da resposta:</text:span></text:p>
          <text:list>
            <text:list-item>
              <text:p text:style-name="P3"><text:soft-page-break/>Caso tudo esteja correto, a resposta retorna <text:span text:style-name="Source_20_Text">{ success: true }</text:span>. </text:p>
            </text:list-item>
          </text:list>
        </text:list-item>
      </text:list>
      <text:p text:style-name="Horizontal_20_Line"/>
      <text:h text:style-name="Heading_20_3" text:outline-level="3">🔄 <text:span text:style-name="Strong_20_Emphasis">Exemplo de Fluxo</text:span></text:h>
      <text:p text:style-name="Text_20_body">✅ Requisição POST para <text:span text:style-name="Source_20_Text">/api/auth</text:span><text:line-break/>➡️ Banco de dados verifica <text:span text:style-name="Source_20_Text">username</text:span> e <text:span text:style-name="Source_20_Text">password</text:span>.<text:line-break/>➡️ Gera token JWT → Armazena como cookie.<text:line-break/>✅ Retorna <text:span text:style-name="Source_20_Text">{ success: true }</text:span>.</text:p>
      <text:p text:style-name="Horizontal_20_Line"/>
      <text:h text:style-name="Heading_20_2" text:outline-level="2">🛡️ <text:span text:style-name="Strong_20_Emphasis">2. Proteção de Rotas - </text:span><text:span text:style-name="Strong_20_Emphasis"><text:span text:style-name="Source_20_Text">src/middleware.ts</text:span></text:span></text:h>
      <text:h text:style-name="Heading_20_3" text:outline-level="3">📋 <text:span text:style-name="Strong_20_Emphasis">Etapas Técnicas</text:span></text:h>
      <text:list text:style-name="L3">
        <text:list-item>
          <text:p text:style-name="P5"><text:span text:style-name="Strong_20_Emphasis">Intercepta todas as requisições:</text:span></text:p>
          <text:list>
            <text:list-item>
              <text:p text:style-name="P6">Verifica se a requisição está em uma rota pública (<text:span text:style-name="Source_20_Text">/</text:span>, <text:span text:style-name="Source_20_Text">/auth</text:span>, <text:span text:style-name="Source_20_Text">/public</text:span>). </text:p>
            </text:list-item>
            <text:list-item>
              <text:p text:style-name="P6">Se for pública, permite o acesso. </text:p>
            </text:list-item>
          </text:list>
        </text:list-item>
        <text:list-item>
          <text:p text:style-name="P5"><text:span text:style-name="Strong_20_Emphasis">Valida o token JWT:</text:span></text:p>
          <text:list>
            <text:list-item>
              <text:p text:style-name="P6">Extrai o token do cookie. </text:p>
            </text:list-item>
            <text:list-item>
              <text:p text:style-name="P6">Usa <text:span text:style-name="Source_20_Text">verifyToken()</text:span> para validar o token. </text:p>
            </text:list-item>
            <text:list-item>
              <text:p text:style-name="P6">Se o token for válido, a requisição segue normalmente. </text:p>
            </text:list-item>
          </text:list>
        </text:list-item>
        <text:list-item>
          <text:p text:style-name="P5"><text:span text:style-name="Strong_20_Emphasis">Redireciona usuários não autenticados:</text:span></text:p>
          <text:list>
            <text:list-item>
              <text:p text:style-name="P5">Se o token estiver ausente ou for inválido, redireciona para <text:span text:style-name="Source_20_Text">/auth</text:span>. </text:p>
            </text:list-item>
          </text:list>
        </text:list-item>
      </text:list>
      <text:p text:style-name="Horizontal_20_Line"/>
      <text:h text:style-name="Heading_20_3" text:outline-level="3">🔄 <text:span text:style-name="Strong_20_Emphasis">Exemplo de Fluxo</text:span></text:h>
      <text:p text:style-name="Text_20_body">✅ Usuário tenta acessar <text:span text:style-name="Source_20_Text">/dashboard</text:span>.<text:line-break/>➡️ Middleware verifica o token no cookie.<text:line-break/>➡️ Se for válido → Permite o acesso.<text:line-break/>❌ Se for inválido ou ausente → Redireciona para <text:span text:style-name="Source_20_Text">/auth</text:span>.</text:p>
      <text:p text:style-name="Horizontal_20_Line"/>
      <text:h text:style-name="Heading_20_2" text:outline-level="2">✅ <text:span text:style-name="Strong_20_Emphasis">3. Validação do Token via API - </text:span><text:span text:style-name="Strong_20_Emphasis"><text:span text:style-name="Source_20_Text">app/api/auth/validate/route.ts</text:span></text:span></text:h>
      <text:h text:style-name="Heading_20_3" text:outline-level="3">📋 <text:span text:style-name="Strong_20_Emphasis">Etapas Técnicas</text:span></text:h>
      <text:list text:style-name="L4">
        <text:list-item>
          <text:p text:style-name="P7"><text:span text:style-name="Strong_20_Emphasis">Recebe a requisição:</text:span></text:p>
          <text:list>
            <text:list-item>
              <text:p text:style-name="P8">Verifica se há um cookie <text:span text:style-name="Source_20_Text">token</text:span>. </text:p>
            </text:list-item>
          </text:list>
        </text:list-item>
        <text:list-item>
          <text:p text:style-name="P7"><text:span text:style-name="Strong_20_Emphasis">Verifica se o token é válido:</text:span></text:p>
          <text:list>
            <text:list-item>
              <text:p text:style-name="P8">Utiliza <text:span text:style-name="Source_20_Text">verifyToken()</text:span> para validar o token. </text:p>
            </text:list-item>
          </text:list>
        </text:list-item>
        <text:list-item>
          <text:p text:style-name="P7"><text:soft-page-break/><text:span text:style-name="Strong_20_Emphasis">Retorna o resultado da validação:</text:span></text:p>
          <text:list>
            <text:list-item>
              <text:p text:style-name="P8"><text:span text:style-name="Source_20_Text">{ valid: true }</text:span> se o token estiver correto. </text:p>
            </text:list-item>
            <text:list-item>
              <text:p text:style-name="P7"><text:span text:style-name="Source_20_Text">{ error: 'Invalid token' }</text:span> se houver erro. </text:p>
            </text:list-item>
          </text:list>
        </text:list-item>
      </text:list>
      <text:p text:style-name="Horizontal_20_Line"/>
      <text:h text:style-name="Heading_20_3" text:outline-level="3">🔄 <text:span text:style-name="Strong_20_Emphasis">Exemplo de Fluxo</text:span></text:h>
      <text:p text:style-name="Text_20_body">✅ Frontend solicita <text:span text:style-name="Source_20_Text">/api/auth/validate</text:span>.<text:line-break/>➡️ Token JWT é lido do cookie.<text:line-break/>✅ Se válido → <text:span text:style-name="Source_20_Text">{ valid: true }</text:span>.<text:line-break/>❌ Se inválido → <text:span text:style-name="Source_20_Text">{ error: 'Invalid token' }</text:span>.</text:p>
      <text:p text:style-name="Horizontal_20_Line"/>
      <text:h text:style-name="Heading_20_2" text:outline-level="2">🔍 <text:span text:style-name="Strong_20_Emphasis">4. Verificação do Usuário Logado - </text:span><text:span text:style-name="Strong_20_Emphasis"><text:span text:style-name="Source_20_Text">app/api/auth/me.ts</text:span></text:span></text:h>
      <text:h text:style-name="Heading_20_3" text:outline-level="3">📋 <text:span text:style-name="Strong_20_Emphasis">Etapas Técnicas</text:span></text:h>
      <text:list text:style-name="L5">
        <text:list-item>
          <text:p text:style-name="P9"><text:span text:style-name="Strong_20_Emphasis">Recebe a requisição:</text:span></text:p>
          <text:list>
            <text:list-item>
              <text:p text:style-name="P10">Verifica se há um cookie <text:span text:style-name="Source_20_Text">token</text:span>. </text:p>
            </text:list-item>
          </text:list>
        </text:list-item>
        <text:list-item>
          <text:p text:style-name="P9"><text:span text:style-name="Strong_20_Emphasis">Valida o token:</text:span></text:p>
          <text:list>
            <text:list-item>
              <text:p text:style-name="P10">Utiliza <text:span text:style-name="Source_20_Text">verifyToken()</text:span> para verificar o token. </text:p>
            </text:list-item>
          </text:list>
        </text:list-item>
        <text:list-item>
          <text:p text:style-name="P9"><text:span text:style-name="Strong_20_Emphasis">Retorna os dados do usuário:</text:span></text:p>
          <text:list>
            <text:list-item>
              <text:p text:style-name="P9">Se válido, retorna <text:span text:style-name="Source_20_Text">userUuid</text:span>, <text:span text:style-name="Source_20_Text">username</text:span> e <text:span text:style-name="Source_20_Text">companyUuid</text:span>. </text:p>
            </text:list-item>
          </text:list>
        </text:list-item>
      </text:list>
      <text:p text:style-name="Horizontal_20_Line"/>
      <text:h text:style-name="Heading_20_3" text:outline-level="3">🔄 <text:span text:style-name="Strong_20_Emphasis">Exemplo de Fluxo</text:span></text:h>
      <text:p text:style-name="Text_20_body">✅ Frontend solicita <text:span text:style-name="Source_20_Text">/api/auth/me</text:span>.<text:line-break/>➡️ Token é validado.<text:line-break/>✅ Retorna <text:span text:style-name="Source_20_Text">{ userUuid, username, companyUuid }</text:span>.</text:p>
      <text:p text:style-name="Horizontal_20_Line"/>
      <text:h text:style-name="Heading_20_2" text:outline-level="2">⚙️ <text:span text:style-name="Strong_20_Emphasis">5. Gerenciamento de Estado no Frontend - </text:span><text:span text:style-name="Strong_20_Emphasis"><text:span text:style-name="Source_20_Text">src/hooks/useUser.ts</text:span></text:span></text:h>
      <text:h text:style-name="Heading_20_3" text:outline-level="3">📋 <text:span text:style-name="Strong_20_Emphasis">Etapas Técnicas</text:span></text:h>
      <text:list text:style-name="L6">
        <text:list-item>
          <text:p text:style-name="P11"><text:span text:style-name="Strong_20_Emphasis">Faz uma chamada automática para </text:span><text:span text:style-name="Strong_20_Emphasis"><text:span text:style-name="Source_20_Text">/api/auth/me</text:span></text:span><text:span text:style-name="Strong_20_Emphasis"> ao carregar.</text:span> </text:p>
        </text:list-item>
        <text:list-item>
          <text:p text:style-name="P11"><text:span text:style-name="Strong_20_Emphasis">Gerencia estado local:</text:span> </text:p>
          <text:list>
            <text:list-item>
              <text:p text:style-name="P11">Define o usuário (<text:span text:style-name="Source_20_Text">setUser</text:span>) se for autenticado. </text:p>
            </text:list-item>
            <text:list-item>
              <text:p text:style-name="P12">Define <text:span text:style-name="Source_20_Text">loading</text:span> como <text:span text:style-name="Source_20_Text">false</text:span> após a verificação. </text:p>
            </text:list-item>
          </text:list>
        </text:list-item>
      </text:list>
      <text:p text:style-name="Horizontal_20_Line"/>
      <text:h text:style-name="Heading_20_3" text:outline-level="3"><text:soft-page-break/>🔄 <text:span text:style-name="Strong_20_Emphasis">Exemplo de Fluxo</text:span></text:h>
      <text:p text:style-name="Text_20_body">✅ Componente carrega e chama <text:span text:style-name="Source_20_Text">/api/auth/me</text:span>.<text:line-break/>➡️ Se o token for válido → Define <text:span text:style-name="Source_20_Text">user</text:span>.<text:line-break/>❌ Se não for → Define <text:span text:style-name="Source_20_Text">user</text:span> como <text:span text:style-name="Source_20_Text">null</text:span>.</text:p>
      <text:p text:style-name="Horizontal_20_Line"/>
      <text:h text:style-name="Heading_20_2" text:outline-level="2">🚪 <text:span text:style-name="Strong_20_Emphasis">6. Logout - </text:span><text:span text:style-name="Strong_20_Emphasis"><text:span text:style-name="Source_20_Text">app/api/auth/logout/route.ts</text:span></text:span></text:h>
      <text:h text:style-name="Heading_20_3" text:outline-level="3">📋 <text:span text:style-name="Strong_20_Emphasis">Etapas Técnicas</text:span></text:h>
      <text:list text:style-name="L7">
        <text:list-item>
          <text:p text:style-name="P13"><text:span text:style-name="Strong_20_Emphasis">Recebe a requisição:</text:span></text:p>
          <text:list>
            <text:list-item>
              <text:p text:style-name="P14">Simplesmente verifica se há uma solicitação POST. </text:p>
            </text:list-item>
          </text:list>
        </text:list-item>
        <text:list-item>
          <text:p text:style-name="P13"><text:span text:style-name="Strong_20_Emphasis">Apaga o token do cookie:</text:span></text:p>
          <text:list>
            <text:list-item>
              <text:p text:style-name="P14">Define o cookie <text:span text:style-name="Source_20_Text">token</text:span> como vazio. </text:p>
            </text:list-item>
            <text:list-item>
              <text:p text:style-name="P14">Define <text:span text:style-name="Source_20_Text">expires</text:span> para uma data no passado. </text:p>
            </text:list-item>
          </text:list>
        </text:list-item>
        <text:list-item>
          <text:p text:style-name="P13"><text:span text:style-name="Strong_20_Emphasis">Retorna sucesso:</text:span></text:p>
          <text:list>
            <text:list-item>
              <text:p text:style-name="P13">Retorna <text:span text:style-name="Source_20_Text">{ success: true }</text:span>. </text:p>
            </text:list-item>
          </text:list>
        </text:list-item>
      </text:list>
      <text:p text:style-name="Horizontal_20_Line"/>
      <text:h text:style-name="Heading_20_3" text:outline-level="3">🔄 <text:span text:style-name="Strong_20_Emphasis">Exemplo de Fluxo</text:span></text:h>
      <text:p text:style-name="Text_20_body">✅ Requisição POST para <text:span text:style-name="Source_20_Text">/api/auth/logout</text:span>.<text:line-break/>➡️ Remove o cookie <text:span text:style-name="Source_20_Text">token</text:span>.<text:line-break/>✅ Redireciona para <text:span text:style-name="Source_20_Text">/auth</text:span>.</text:p>
      <text:p text:style-name="Horizontal_20_Line"/>
      <text:h text:style-name="Heading_20_2" text:outline-level="2">🔗 <text:span text:style-name="Strong_20_Emphasis">Fluxo Completo - Resumo Visual</text:span></text:h>
      <text:p text:style-name="Preformatted_20_Text"/>
      <text:p text:style-name="P15"><text:span text:style-name="Source_20_Text">[Frontend] </text:span></text:p>
      <text:p text:style-name="P16"><text:span text:style-name="Source_20_Text"><text:s text:c="4"/>↓ <text:s/></text:span></text:p>
      <text:p text:style-name="P16"><text:span text:style-name="Source_20_Text">➤ /api/auth (Login) <text:s/></text:span></text:p>
      <text:p text:style-name="P16"><text:span text:style-name="Source_20_Text"><text:s text:c="4"/>↓ <text:s/></text:span></text:p>
      <text:p text:style-name="P16"><text:span text:style-name="Source_20_Text">➤ Token JWT gerado e armazenado em cookie <text:s/></text:span></text:p>
      <text:p text:style-name="P16"><text:span text:style-name="Source_20_Text"><text:s text:c="4"/>↓ <text:s/></text:span></text:p>
      <text:p text:style-name="P16"><text:span text:style-name="Source_20_Text">➤ Middleware verifica token → Se válido, segue <text:s/></text:span></text:p>
      <text:p text:style-name="P16"><text:span text:style-name="Source_20_Text"><text:s text:c="4"/>↓ <text:s/></text:span></text:p>
      <text:p text:style-name="P16"><text:span text:style-name="Source_20_Text">➤ /api/auth/me (Busca dados do usuário autenticado) <text:s/></text:span></text:p>
      <text:p text:style-name="P16"><text:span text:style-name="Source_20_Text"><text:s text:c="4"/>↓ <text:s/></text:span></text:p>
      <text:p text:style-name="P16"><text:span text:style-name="Source_20_Text">➤ Frontend define `user` e controla a interface <text:s/></text:span></text:p>
      <text:p text:style-name="P16"><text:span text:style-name="Source_20_Text"><text:s text:c="4"/>↓ <text:s/></text:span></text:p>
      <text:p text:style-name="P17"><text:span text:style-name="Source_20_Text">➤ /api/auth/logout (Remove cookie e redireciona)</text:span></text:p>
      <text:p text:style-name="Horizontal_20_Line"/>
      <text:h text:style-name="Heading_20_2" text:outline-level="2"><text:soft-page-break/>🧠 <text:span text:style-name="Strong_20_Emphasis">Resumo Técnico Importante</text:span></text:h>
      <text:p text:style-name="Text_20_body">✅ <text:span text:style-name="Strong_20_Emphasis">Login:</text:span> Valida credenciais e gera token JWT armazenado no cookie.<text:line-break/>✅ <text:span text:style-name="Strong_20_Emphasis">Middleware:</text:span> Protege rotas e redireciona se necessário.<text:line-break/>✅ <text:span text:style-name="Strong_20_Emphasis">Validação de Token:</text:span> Garante que o token não foi manipulado.<text:line-break/>✅ <text:span text:style-name="Strong_20_Emphasis"><text:span text:style-name="Source_20_Text">useUser</text:span></text:span><text:span text:style-name="Strong_20_Emphasis"> Hook:</text:span> Garante que o estado do usuário é atualizado automaticamente.<text:line-break/>✅ <text:span text:style-name="Strong_20_Emphasis">Logout:</text:span> Invalida a sessão limpando o cookie.</text:p>
      <text:p text:style-name="Horizontal_20_Line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6T16:54:00.180000000</meta:creation-date>
    <dc:date>2025-03-16T16:55:35.538000000</dc:date>
    <meta:editing-duration>PT1M35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5" meta:paragraph-count="99" meta:word-count="777" meta:character-count="4630" meta:non-whitespace-character-count="3923"/>
  </office:meta>
</office:document-meta>
</file>